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1ab0" officeooo:paragraph-rsid="000d1ab0"/>
    </style:style>
    <style:style style:name="P2" style:family="paragraph" style:parent-style-name="Standard">
      <style:paragraph-properties fo:text-align="end" style:justify-single-word="false"/>
      <style:text-properties officeooo:rsid="000d1ab0" officeooo:paragraph-rsid="000d1ab0"/>
    </style:style>
    <style:style style:name="P3" style:family="paragraph" style:parent-style-name="Standard">
      <style:paragraph-properties fo:text-align="end" style:justify-single-word="false"/>
      <style:text-properties officeooo:paragraph-rsid="000d1ab0"/>
    </style:style>
    <style:style style:name="P4" style:family="paragraph" style:parent-style-name="Standard">
      <style:paragraph-properties fo:text-align="start" style:justify-single-word="false"/>
      <style:text-properties officeooo:paragraph-rsid="000d1ab0"/>
    </style:style>
    <style:style style:name="P5" style:family="paragraph" style:parent-style-name="Standard">
      <style:paragraph-properties fo:text-align="center" style:justify-single-word="false"/>
      <style:text-properties officeooo:rsid="000dfd2e" officeooo:paragraph-rsid="000dfd2e"/>
    </style:style>
    <style:style style:name="P6" style:family="paragraph" style:parent-style-name="Standard">
      <style:paragraph-properties fo:text-align="center" style:justify-single-word="false"/>
      <style:text-properties officeooo:paragraph-rsid="000d1ab0"/>
    </style:style>
    <style:style style:name="P7" style:family="paragraph" style:parent-style-name="Standard">
      <style:paragraph-properties fo:text-align="center" style:justify-single-word="false"/>
      <style:text-properties officeooo:paragraph-rsid="000dfd2e"/>
    </style:style>
    <style:style style:name="P8" style:family="paragraph" style:parent-style-name="Standard">
      <style:paragraph-properties fo:text-align="center" style:justify-single-word="false"/>
      <style:text-properties officeooo:rsid="000fe6a8" officeooo:paragraph-rsid="000fe6a8"/>
    </style:style>
    <style:style style:name="P9" style:family="paragraph" style:parent-style-name="Standard">
      <style:paragraph-properties fo:text-align="start" style:justify-single-word="false"/>
      <style:text-properties officeooo:rsid="000fe6a8" officeooo:paragraph-rsid="000fe6a8"/>
    </style:style>
    <style:style style:name="T1" style:family="text">
      <style:text-properties officeooo:rsid="000d1ab0"/>
    </style:style>
    <style:style style:name="T2" style:family="text">
      <style:text-properties fo:color="#000000" loext:opacity="100%" style:text-underline-style="none"/>
    </style:style>
    <style:style style:name="T3" style:family="text">
      <style:text-properties fo:color="#000000" loext:opacity="100%" style:text-underline-style="none" officeooo:rsid="000d1ab0"/>
    </style:style>
    <style:style style:name="T4" style:family="text">
      <style:text-properties loext:padding="0in" loext:border="none"/>
    </style:style>
    <style:style style:name="T5" style:family="text">
      <style:text-properties officeooo:rsid="000dfd2e"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Jonathon Delemos</text:p>
      <text:p text:style-name="P2">Homework #3</text:p>
      <text:p text:style-name="P2">Computer Networkinging Fundamentals</text:p>
      <text:p text:style-name="P2">CSC/CPE138</text:p>
      <text:p text:style-name="P3"><text:span text:style-name="T3">Syed </text:span><text:a xlink:type="simple" xlink:href="https://csus.instructure.com/courses/117537/users/183439" text:style-name="Internet_20_link" text:visited-style-name="Visited_20_Internet_20_Link"><text:span text:style-name="T2">Badruddoja </text:span></text:a></text:p>
      <text:p text:style-name="P1"/>
      <text:p text:style-name="P7"><text:span text:style-name="T1">Homework #3</text:span></text:p>
      <text:p text:style-name="P7"/>
      <text:p text:style-name="P8"><text:span text:style-name="T4">Problem 1:</text:span></text:p>
      <text:p text:style-name="P5"><text:span text:style-name="T4">Problem 1a:</text:span></text:p>
      <text:p text:style-name="P4"><text:span text:style-name="T4">To find the 1's complement checksum for some 8-bit numbers, you first add these numbers up. If your total is more than what 8 bits can hold, you add the extra amount back into the total. This is known as "end-around carry." Finally, you flip all the bits of this total. This flipping of bits is what we call finding the 1's complement. For example, if we work with the numbers 01010101, 01110011, and 01001100, we first add them, deal with any overflow, and then flip all the bits to get our checksum.After we have our checksum, we can use it to check for mistakes in the numbers, specifically 1-bit or 2-bit errors.</text:span></text:p>
      <text:p text:style-name="P6"><text:span text:style-name="T5">Problem 1b</text:span><text:span text:style-name="T4">:</text:span></text:p>
      <text:p text:style-name="P4"><text:span text:style-name="T4">A 1-bit mistake means just one bit is wrong, changed from a 0 to a 1 or vice versa. The checksum method is great at spotting these errors since the checksum will be off unless the mistake somehow makes the checksum still seem correct. It's rare but possible for a 1-bit mistake to slip through if it directly cancels out with a part of the checksum. But usually, these mistakes are caught unless they directly mimic a correct checksum.</text:span></text:p>
      <text:p text:style-name="P4"><text:span text:style-name="T4"/></text:p>
      <text:p text:style-name="P6"><text:span text:style-name="T5">Problem 1c</text:span><text:span text:style-name="T4">:</text:span></text:p>
      <text:p text:style-name="P4"><text:span text:style-name="T4">When two bits are wrong, it gets trickier. Sometimes these mistakes won't be caught:</text:span></text:p>
      <text:p text:style-name="P4"><text:span text:style-name="T5">I</text:span><text:span text:style-name="T4">f the mistakes are in the same number and they cancel each other out, the total value won't change, and the checksum might still look correct. If the mistakes are in different numbers but in a way that they still make the total come out the same, the checksum won't help us spot the error.</text:span></text:p>
      <text:p text:style-name="P4"><text:span text:style-name="T4">Even though the checksum method is really good at finding when one bit is wrong, there are special cases where two wrong bits might not be noticed, especially if they cancel each other out or mimic being correct across different numbers.</text:span></text:p>
      <text:p text:style-name="P4"><text:span text:style-name="T4"/></text:p>
      <text:p text:style-name="P4"><text:span text:style-name="T4"/></text:p>
      <text:p text:style-name="P8"><text:span text:style-name="T4">Problem 2: </text:span></text:p>
      <text:p text:style-name="P8"><text:span text:style-name="T4"/></text:p>
      <text:p text:style-name="P8"><text:span text:style-name="T4">Given:</text:span></text:p>
      <text:p text:style-name="P8"><text:span text:style-name="T4">- Initial advertised window = 10,000 bytes</text:span></text:p>
      <text:p text:style-name="P8"><text:span text:style-name="T4">- The receiver reads 2,000 bytes every 2 seconds.</text:span></text:p>
      <text:p text:style-name="P8"><text:span text:style-name="T4"/></text:p>
      <text:p text:style-name="P8"><text:span text:style-name="T4">Part A: </text:span></text:p>
      <text:p text:style-name="P9"><text:span text:style-name="T4"/></text:p>
      <text:p text:style-name="P9"><text:span text:style-name="T4">After one second, since the receiver reads data every two seconds, it hasn't read any data yet. However, given the quick RTT, we assume the sender can send up to the advertised window before waiting for it to be updated. Therefore, the sender would have sent 10,000 bytes, and since no data has been read yet, no additional space has been freed in the window. </text:span></text:p>
      <text:p text:style-name="P9"><text:span text:style-name="T4"/></text:p>
      <text:p text:style-name="P9"><text:span text:style-name="T4">However, since the RTT is significantly lower (1 ms) than the time scale we're considering (seconds), it's feasible to assume the sender could have sent and received acknowledgments for multiple windows' worth of data within that one second, potentially cycling through the advertised window multiple times if not for the limit imposed by the receiver's read rate. But since the question seems to aim for a simpler interpretation without considering the impacts of such a quick RTT </text:span><text:soft-page-break/><text:span text:style-name="T4">relative to read operations, we'll proceed with the straightforward effects of reading behavior on the advertised window size.</text:span></text:p>
      <text:p text:style-name="P9"><text:span text:style-name="T4"/></text:p>
      <text:p text:style-name="P9"><text:span text:style-name="T4">Thus, after one second, the window size would not have changed from the receiver's perspective until it starts to read data, which has not been specified to occur within the first second.</text:span></text:p>
      <text:p text:style-name="P8"><text:span text:style-name="T4"/></text:p>
      <text:p text:style-name="P8"><text:span text:style-name="T4">Part B: </text:span></text:p>
      <text:p text:style-name="P9"><text:span text:style-name="T4"/></text:p>
      <text:p text:style-name="P9"><text:span text:style-name="T4">After two seconds, the receiver reads 2,000 bytes from what it has received. This reading action frees up space in the buffer, allowing the receiver to advertise a window that's larger by the amount of data read since the last update.</text:span></text:p>
      <text:p text:style-name="P9"><text:span text:style-name="T4"/></text:p>
      <text:p text:style-name="P9"><text:span text:style-name="T4">If we were strictly interpreting the sender's sending capacity by the initial window size without considering the RTT and potential for the window to be "refilled" by acknowledgments leading to more data being sent, the advertised window after two seconds, following a read operation, would be:</text:span></text:p>
      <text:p text:style-name="P9"><text:span text:style-name="T4"/></text:p>
      <text:p text:style-name="P9"><text:span text:style-name="T4">- Initial window (10,000 bytes) + Space freed by reading (2,000 bytes) = 12,000 bytes</text:span></text:p>
      <text:p text:style-name="P9"><text:span text:style-name="T4"/></text:p>
      <text:p text:style-name="P9"><text:span text:style-name="T4">However, this interpretation does not account for the continuous sending and receiving capability afforded by the 1 ms RTT, which complicates a direct answer without specifying sender behavior in more detail.</text:span></text:p>
      <text:p text:style-name="P9"><text:span text:style-name="T4"/></text:p>
      <text:p text:style-name="P8"><text:span text:style-name="T4">Part C: </text:span></text:p>
      <text:p text:style-name="P9"><text:span text:style-name="T4"/></text:p>
      <text:p text:style-name="P9"><text:span text:style-name="T4">After fifty seconds, the pattern of reading 2,000 bytes every two seconds continues. Since there are 25 two-second intervals in fifty seconds, the receiver would have read data 25 times.</text:span></text:p>
      <text:p text:style-name="P9"><text:span text:style-name="T4"/></text:p>
      <text:p text:style-name="P9"><text:span text:style-name="T4">The total data read over fifty seconds = 2,000 bytes * 25 = 50,000 bytes.</text:span></text:p>
      <text:p text:style-name="P9"><text:span text:style-name="T4"/></text:p>
      <text:p text:style-name="P9"><text:span text:style-name="T4">This means that, theoretically, the entire 50,000 bytes of data could have been sent and acknowledged within this period, assuming an ongoing process of sending, receiving, and advertising the window based on reads.</text:span></text:p>
      <text:p text:style-name="P9"><text:span text:style-name="T4"/></text:p>
      <text:p text:style-name="P9"><text:span text:style-name="T4">If we were to keep track of the advertised window based solely on reads and the initial window, it would cyclically adjust based on the receiver's read behavior, potentially allowing the sender to send more data as acknowledgments are received and space is freed. However, since all the sender's data could be sent and acknowledged in much less than fifty seconds given the RTT and continuous reading, the exact advertised window size at any point becomes more about the read operations than the data transmission itself.</text:span></text:p>
      <text:p text:style-name="P9"><text:span text:style-name="T4"/></text:p>
      <text:p text:style-name="P9"><text:span text:style-name="T4">Given the complexities introduced by the quick RTT and continuous data transmission and reading, a precise answer would require more specific details about how the sender reacts to window updates and acknowledgments. The simplified view based on initial conditions and read operations suggests an ongoing cycle of sending, acknowledging, and reading, with the advertised window size adjusting based on how much data the receiver has read and acknowledged at any given ti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20:18:23.837633784</meta:creation-date>
    <dc:date>2024-04-04T20:32:51.274935020</dc:date>
    <meta:editing-duration>PT14M27S</meta:editing-duration>
    <meta:editing-cycles>3</meta:editing-cycles>
    <meta:generator>LibreOffice/7.6.4.1$Linux_X86_64 LibreOffice_project/60$Build-1</meta:generator>
    <meta:document-statistic meta:table-count="0" meta:image-count="0" meta:object-count="0" meta:page-count="2" meta:paragraph-count="34" meta:word-count="908" meta:character-count="5381" meta:non-whitespace-character-count="4500"/>
  </office:meta>
</office:document-meta>
</file>